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9"/>
    <style:style style:name="ce2" style:family="table-cell" style:parent-style-name="Default">
      <style:table-cell-properties fo:background-color="#dee6ef" fo:border="0.74pt solid #000000"/>
    </style:style>
    <style:style style:name="ce3" style:family="table-cell" style:parent-style-name="Default" style:data-style-name="N135">
      <style:table-cell-properties fo:background-color="#dee6ef" fo:border="0.74pt solid #000000"/>
    </style:style>
    <style:style style:name="ce4" style:family="table-cell" style:parent-style-name="Default" style:data-style-name="N138"/>
    <style:style style:name="ce9" style:family="table-cell" style:parent-style-name="Default" style:data-style-name="N138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KEN – Drive Ks, Kv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KA</text:p>
          </table:table-cell>
          <table:table-cell table:number-columns-repeated="5"/>
          <table:table-cell office:value-type="string" calcext:value-type="string">
            <text:p>PID TUNING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Raw data</text:p>
          </table:table-cell>
          <table:table-cell table:number-columns-repeated="9"/>
          <table:table-cell office:value-type="string" calcext:value-type="string">
            <text:p>Raw data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683" calcext:value-type="float">
            <text:p>2.683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table:number-columns-repeated="3"/>
          <table:table-cell office:value-type="float" office:value="-2.676" calcext:value-type="float">
            <text:p>-2.676</text:p>
          </table:table-cell>
          <table:table-cell table:number-columns-repeated="15"/>
          <table:table-cell office:value-type="float" office:value="0.127" calcext:value-type="float">
            <text:p>0.127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table:number-columns-repeated="3"/>
          <table:table-cell office:value-type="float" office:value="9.287" calcext:value-type="float">
            <text:p>9.287</text:p>
          </table:table-cell>
          <table:table-cell table:number-columns-repeated="17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644" calcext:value-type="float">
            <text:p>2.64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table:number-columns-repeated="4"/>
          <table:table-cell office:value-type="float" office:value="0.131" calcext:value-type="float">
            <text:p>0.131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table:number-columns-repeated="3"/>
          <table:table-cell office:value-type="float" office:value="-2.645" calcext:value-type="float">
            <text:p>-2.64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9.114" calcext:value-type="float">
            <text:p>9.11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table:number-columns-repeated="19"/>
          <table:table-cell office:value-type="float" office:value="0.128" calcext:value-type="float">
            <text:p>0.128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54" calcext:value-type="float">
            <text:p>2.65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2.645" calcext:value-type="float">
            <text:p>-2.64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table:number-columns-repeated="3"/>
          <table:table-cell office:value-type="float" office:value="9.243" calcext:value-type="float">
            <text:p>9.243</text:p>
          </table:table-cell>
          <table:table-cell table:number-columns-repeated="15"/>
          <table:table-cell office:value-type="float" office:value="0.13" calcext:value-type="float">
            <text:p>0.13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tor</text:p>
          </table:table-cell>
          <table:table-cell office:value-type="string" calcext:value-type="string">
            <text:p>spee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633" calcext:value-type="float">
            <text:p>2.63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formula="of:=[.E24]" office:value-type="float" office:value="2.652375" calcext:value-type="float">
            <text:p>2.6523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2.639" calcext:value-type="float">
            <text:p>-2.639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formula="of:=[.D26]" office:value-type="float" office:value="9.19225" calcext:value-type="float">
            <text:p>9.19225</text:p>
          </table:table-cell>
          <table:table-cell table:number-columns-repeated="9"/>
          <table:table-cell table:formula="of:=AVERAGE([.T8];[.T11];[.T14];[.T17])" office:value-type="float" office:value="0.03875" calcext:value-type="float">
            <text:p>0.03875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table:number-columns-repeated="3"/>
          <table:table-cell office:value-type="float" office:value="9.125" calcext:value-type="float">
            <text:p>9.125</text:p>
          </table:table-cell>
          <table:table-cell table:number-columns-repeated="15"/>
          <table:table-cell table:formula="of:=AVERAGE([.T9];[.T12];[.T15];[.T18])" office:value-type="float" office:value="0.129" calcext:value-type="float">
            <text:p>0.129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low</text:p>
          </table:table-cell>
          <table:table-cell table:formula="of:=AVERAGE([.D8];[.D12];[.D16];[.D20])" office:value-type="float" office:value="2.6535" calcext:value-type="float">
            <text:p>2.6535</text:p>
          </table:table-cell>
          <table:table-cell table:formula="of:=AVERAGE([.D24];-1*[.D25])" office:value-type="float" office:value="2.652375" calcext:value-type="float">
            <text:p>2.652375</text:p>
          </table:table-cell>
          <table:table-cell table:number-columns-repeated="3"/>
          <table:table-cell office:value-type="string" calcext:value-type="string">
            <text:p>intercept</text:p>
          </table:table-cell>
          <table:table-cell table:style-name="ce2" table:formula="of:=INTERCEPT([.I20:.I21];[.J20:.J21])" office:value-type="float" office:value="-0.00278483915976974" calcext:value-type="float">
            <text:p>-0.00278483915976974</text:p>
          </table:table-cell>
          <table:table-cell table:number-columns-repeated="2"/>
          <table:table-cell office:value-type="string" calcext:value-type="string">
            <text:p>KA</text:p>
          </table:table-cell>
          <table:table-cell table:formula="of:=AVERAGE([.N8];[.N12];[.N16];[.N20])" office:value-type="float" office:value="0.0155" calcext:value-type="float">
            <text:p>0.0155</text:p>
          </table:table-cell>
          <table:table-cell table:style-name="ce2" table:formula="of:=AVERAGE([.O8];[.O12];[.O16];[.O20])" office:value-type="float" office:value="0.016" calcext:value-type="float">
            <text:p>0.016</text:p>
          </table:table-cell>
          <table:table-cell table:number-columns-repeated="4"/>
          <table:table-cell office:value-type="string" calcext:value-type="string">
            <text:p>normaliz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low back</text:p>
          </table:table-cell>
          <table:table-cell table:formula="of:=AVERAGE([.D9];[.D13];[.D17];[.D21])" office:value-type="float" office:value="-2.65125" calcext:value-type="float">
            <text:p>-2.65125</text:p>
          </table:table-cell>
          <table:table-cell table:number-columns-repeated="4"/>
          <table:table-cell office:value-type="string" calcext:value-type="string">
            <text:p>slope</text:p>
          </table:table-cell>
          <table:table-cell table:style-name="ce3" table:formula="of:=SLOPE([.I20:.I21];[.J20:.J21])" office:value-type="float" office:value="0.0764540606662971" calcext:value-type="float">
            <text:p>0.07645406</text:p>
          </table:table-cell>
          <table:table-cell table:number-columns-repeated="9"/>
          <table:table-cell table:style-name="ce9" table:formula="of:=[.T21]/[.$J$25]" office:value-type="float" office:value="0.5068403125" calcext:value-type="float">
            <text:p>0.50684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st</text:p>
          </table:table-cell>
          <table:table-cell table:formula="of:=AVERAGE([.D10];[.D14];[.D18];[.D22])" office:value-type="float" office:value="9.19225" calcext:value-type="float">
            <text:p>9.19225</text:p>
          </table:table-cell>
          <table:table-cell table:number-columns-repeated="15"/>
          <table:table-cell table:style-name="ce9" table:formula="of:=[.T22]/[.$J$25]" office:value-type="float" office:value="1.68728775" calcext:value-type="float">
            <text:p>1.68729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1" table:formula="of:=STDEV([.D8];[.D12];[.D16];[.D20])" office:value-type="float" office:value="0.021455380055672" calcext:value-type="float">
            <text:p>0.0215</text:p>
          </table:table-cell>
          <table:table-cell table:number-columns-repeated="5"/>
          <table:table-cell office:value-type="string" calcext:value-type="string">
            <text:p>speed demand</text:p>
          </table:table-cell>
          <table:table-cell/>
          <table:table-cell office:value-type="string" calcext:value-type="string">
            <text:p>motor out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TDEV([.D9];[.D13];[.D17];[.D21])" office:value-type="float" office:value="0.0167406690427833" calcext:value-type="float">
            <text:p>0.0167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" table:formula="of:=STDEV([.D10];[.D14];[.D18];[.D22])" office:value-type="float" office:value="0.0860208308105273" calcext:value-type="float">
            <text:p>0.0860</text:p>
          </table:table-cell>
          <table:table-cell table:number-columns-repeated="5"/>
          <table:table-cell office:value-type="float" office:value="13.1" calcext:value-type="float">
            <text:p>13.1</text:p>
          </table:table-cell>
          <table:table-cell/>
          <table:table-cell table:style-name="ce4" table:formula="of:=[.J30]*[.J25]+[.J24]" office:value-type="float" office:value="0.998763355568722" calcext:value-type="float">
            <text:p>0.99876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 table:formula="of:=[.J30]*[.J25]" office:value-type="float" office:value="1.00154819472849" calcext:value-type="float">
            <text:p>1.0015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4:28:46.5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15:37:06.311000000</meta:creation-date>
    <dc:date>2025-01-26T16:17:38.450000000</dc:date>
    <meta:editing-duration>PT2H7M57S</meta:editing-duration>
    <meta:editing-cycles>4</meta:editing-cycles>
    <meta:generator>LibreOffice/24.2.5.2$Windows_X86_64 LibreOffice_project/bffef4ea93e59bebbeaf7f431bb02b1a39ee8a59</meta:generator>
    <meta:document-statistic meta:table-count="1" meta:cell-count="93" meta:object-count="0"/>
  </office:meta>
</office:document-meta>
</file>